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ASTILLA APOLAYA, AMELIA ELS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HINCH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2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ASTILLA APOLAYA, AMELIA ELS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ATO BB CRIOLLO:</text:p>
          </table:table-cell>
          <table:table-cell table:style-name="Tabla1.B2" office:value-type="string">
            <text:p text:style-name="P1">8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ECONOFLETE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3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2T19:53:29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